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54000000A1B3C276DA.png" manifest:media-type=""/>
  <manifest:file-entry manifest:full-path="Pictures/10000000000003A2000000B4D24EE591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fo:language="en" fo:country="GB" fo:background-color="transparent" style:font-size-asian="10pt"/>
    </style:style>
    <style:style style:name="P2" style:family="paragraph" style:parent-style-name="Standard">
      <style:paragraph-properties style:vertical-align="top"/>
      <style:text-properties style:font-name="Calibri" fo:font-size="10pt" fo:language="en" fo:country="US" fo:font-weight="bold" fo:background-color="transparent" style:font-size-asian="10pt" style:font-weight-asian="bold" style:font-name-complex="Calibri" style:font-size-complex="10pt" style:font-weight-complex="bold"/>
    </style:style>
    <style:style style:name="P3" style:family="paragraph" style:parent-style-name="Standard">
      <style:paragraph-properties style:vertical-align="top"/>
      <style:text-properties style:font-name="Calibri" fo:font-size="10pt" fo:language="en" fo:country="US" fo:background-color="transparent" style:font-size-asian="10pt" style:font-name-complex="Calibri" style:font-size-complex="10pt"/>
    </style:style>
    <style:style style:name="P4" style:family="paragraph" style:parent-style-name="Standard">
      <style:paragraph-properties style:vertical-align="top"/>
      <style:text-properties fo:color="#000000" style:font-name="Calibri" fo:font-size="10pt" fo:language="en" fo:country="none" fo:background-color="transparent" style:font-size-asian="10pt" style:font-name-complex="Calibri" style:font-size-complex="10pt"/>
    </style:style>
    <style:style style:name="P5" style:family="paragraph" style:parent-style-name="Standard">
      <style:paragraph-properties fo:text-align="end" style:justify-single-word="false"/>
      <style:text-properties fo:color="#003366" style:font-name="Arial" fo:font-size="8pt" fo:language="en" fo:country="US" style:font-size-asian="8pt" style:font-name-complex="Arial"/>
    </style:style>
    <style:style style:name="P6" style:family="paragraph" style:parent-style-name="Standard">
      <style:paragraph-properties fo:padding-left="0in" fo:padding-right="0in" fo:padding-top="0.0138in" fo:padding-bottom="0.0138in" fo:border-left="none" fo:border-right="none" fo:border-top="1.5pt solid #000000" fo:border-bottom="1.5pt solid #000000" style:vertical-align="top"/>
      <style:text-properties fo:color="#000000" style:font-name="Calibri" fo:font-size="10pt" fo:language="en" fo:country="none" fo:background-color="transparent" style:font-size-asian="10pt" style:font-name-complex="Calibri" style:font-size-complex="10pt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 style:vertical-align="top"/>
      <style:text-properties fo:color="#000000" style:font-name="Calibri" fo:language="en" fo:country="none" fo:background-color="transparent" style:font-name-complex="Calibri"/>
    </style:style>
    <style:style style:name="P8" style:family="paragraph" style:parent-style-name="Heading_20_1">
      <style:text-properties fo:language="none" fo:country="none" style:language-asian="none" style:country-asian="none"/>
    </style:style>
    <style:style style:name="P9" style:family="paragraph" style:parent-style-name="Heading_20_1">
      <style:text-properties fo:language="en" fo:country="US"/>
    </style:style>
    <style:style style:name="P10" style:family="paragraph" style:parent-style-name="Heading_20_1">
      <style:paragraph-properties fo:text-align="end" style:justify-single-word="false"/>
      <style:text-properties fo:font-size="9pt" fo:language="en" fo:country="US" style:font-size-asian="9pt" style:font-size-complex="9pt"/>
    </style:style>
    <style:style style:name="P11" style:family="paragraph" style:parent-style-name="Footer">
      <style:text-properties fo:font-size="8pt" style:font-size-asian="8pt" style:font-size-complex="8pt"/>
    </style:style>
    <style:style style:name="P12" style:family="paragraph" style:parent-style-name="Header">
      <style:text-properties style:language-asian="none" style:country-asian="none"/>
    </style:style>
    <style:style style:name="P13" style:family="paragraph" style:parent-style-name="Header" style:list-style-name="" style:master-page-name="First_20_Page">
      <style:paragraph-properties style:page-number="1">
        <style:tab-stops/>
      </style:paragraph-properties>
      <style:text-properties fo:language="en" fo:country="GB"/>
    </style:style>
    <style:style style:name="P14" style:family="paragraph" style:parent-style-name="Default">
      <style:text-properties fo:font-size="11.5pt" fo:font-weight="bold" fo:background-color="transparent" style:font-size-asian="11.5pt" style:font-weight-asian="bold" style:font-size-complex="11.5pt" style:font-weight-complex="bold"/>
    </style:style>
    <style:style style:name="P15" style:family="paragraph" style:parent-style-name="Default">
      <style:text-properties fo:color="#355e91" fo:font-size="16pt" fo:font-weight="bold" fo:background-color="transparent" style:font-size-asian="16pt" style:font-weight-asian="bold" style:font-size-complex="16pt" style:font-weight-complex="bold"/>
    </style:style>
    <style:style style:name="P16" style:family="paragraph" style:parent-style-name="Default">
      <style:text-properties fo:color="#355e91" fo:font-weight="bold" fo:background-color="transparent" style:font-weight-asian="bold" style:font-weight-complex="bold"/>
    </style:style>
    <style:style style:name="P17" style:family="paragraph" style:parent-style-name="Default">
      <style:text-properties fo:font-size="11pt" fo:background-color="transparent" style:font-size-asian="11pt" style:font-size-complex="11pt"/>
    </style:style>
    <style:style style:name="P18" style:family="paragraph" style:parent-style-name="Default">
      <style:text-properties fo:font-size="10pt" fo:background-color="transparent" style:font-size-asian="10pt" style:font-size-complex="10pt"/>
    </style:style>
    <style:style style:name="P19" style:family="paragraph" style:parent-style-name="Default">
      <style:text-properties fo:font-size="10pt" fo:background-color="transparent" style:font-name-asian="Calibri" style:font-size-asian="10pt" style:font-size-complex="10pt"/>
    </style:style>
    <style:style style:name="P20" style:family="paragraph" style:parent-style-name="Default">
      <style:text-properties fo:color="#888888" fo:font-size="10pt" fo:background-color="transparent" style:font-size-asian="10pt" style:language-asian="da" style:country-asian="DK" style:font-size-complex="10pt"/>
    </style:style>
    <style:style style:name="P21" style:family="paragraph" style:parent-style-name="Default">
      <style:text-properties fo:background-color="transparent"/>
    </style:style>
    <style:style style:name="P22" style:family="paragraph" style:parent-style-name="Default">
      <style:paragraph-properties fo:margin-left="0in" fo:margin-right="0in" fo:text-indent="0.9055in" style:auto-text-indent="false"/>
      <style:text-properties fo:font-size="10pt" fo:background-color="transparen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6c8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background-color="#ffff00" style:font-size-asian="11pt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-asian="Calibri"/>
    </style:style>
    <style:style style:name="T10" style:family="text">
      <style:text-properties fo:background-color="#ffff00"/>
    </style:style>
    <style:style style:name="T11" style:family="text">
      <style:text-properties officeooo:rsid="000a86c8" fo:background-color="#ffff00"/>
    </style:style>
    <style:style style:name="T12" style:family="text">
      <style:text-properties style:font-name="Arial" fo:font-size="9pt" style:font-size-asian="9pt" style:font-name-complex="Arial"/>
    </style:style>
    <style:style style:name="T13" style:family="text">
      <style:text-properties fo:language="en" fo:country="US"/>
    </style:style>
    <style:style style:name="T14" style:family="text">
      <style:text-properties officeooo:rsid="000a86c8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08in" fo:padding-right="0.1008in" fo:padding-top="0.0508in" fo:padding-bottom="0.0508in" fo:border="non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section text:style-name="Sect1" text:name="Sektion1">
        <text:p text:style-name="P1"/>
        <text:p text:style-name="P14">AALBORG UNIVERSITY </text:p>
        <text:p text:style-name="P15">School of Information and Communication Technology </text:p>
        <text:p text:style-name="P21"><text:span text:style-name="T3">Study Board of</text:span><text:span text:style-name="T6"> </text:span><text:span text:style-name="T3">Computer Science</text:span></text:p>
        <text:p text:style-name="P17"/>
        <text:p text:style-name="P16"><text:span text:style-name="T8">Study Plan for Master’s Thesis</text:span><text:span text:style-name="T6">, (10. Semester, 30 ECTS, Thesis/Final project) </text:span></text:p>
        <text:p text:style-name="P18"/>
        <text:p text:style-name="P18"><text:span text:style-name="T9"><text:s/></text:span><text:span text:style-name="T1">Working title of the thesis:</text:span> _____________________________________________________________</text:p>
        <text:p text:style-name="P18"/>
        <text:p text:style-name="P19"><text:s/></text:p>
        <text:p text:style-name="P18"><text:span text:style-name="T1">Student(s): </text:span><text:span text:style-name="T14">Karsten Jakobsen <text:s text:c="14"/></text:span><text:tab/><text:span text:style-name="T14">20082735</text:span><text:tab/><text:span text:style-name="T14">kjako08@student.aau.dk</text:span>_ <text:line-break/><text:tab/>Name<text:tab/><text:tab/><text:tab/>Student-No.<text:tab/>e-mail</text:p>
        <text:p text:style-name="P18"/>
        <text:p text:style-name="P18"><text:span text:style-name="T1">Student(s):</text:span> <text:span text:style-name="T14">Sabrine Conny Hjøllund Mouritsen</text:span><text:tab/><text:span text:style-name="T14">20082748</text:span><text:tab/><text:span text:style-name="T14">smouri08@student.aau.dk</text:span>_ </text:p>
        <text:p text:style-name="P22">Name<text:tab/><text:tab/><text:tab/>Student-No.<text:tab/>e-mail</text:p>
        <text:p text:style-name="P18"/>
        <text:p text:style-name="P18"><text:span text:style-name="T1">Student(s):</text:span> _____________________________________<text:tab/>____________<text:tab/>________________________ </text:p>
        <text:p text:style-name="P22">Name<text:tab/><text:tab/><text:tab/>Student-No.<text:tab/>e-mail</text:p>
        <text:p text:style-name="P18"/>
        <text:p text:style-name="P18"><text:span text:style-name="T1">Supervisor(s):</text:span> __________________________________<text:tab/>____________<text:tab/>________________________</text:p>
        <text:p text:style-name="P18"><text:span text:style-name="T9"><text:s/></text:span><text:tab/>Name<text:tab/><text:tab/><text:tab/>Research group<text:tab/>e-mail<text:tab/></text:p>
        <text:p text:style-name="P2"/>
        <text:p text:style-name="P3"><text:span text:style-name="T1">Project description (If you need more space please use the back of this sheet):</text:span> <text:s/></text:p>
        <text:p text:style-name="P4"/>
        <text:p text:style-name="P6"/>
        <text:p text:style-name="P7"/>
        <text:p text:style-name="P20"/>
        <text:p text:style-name="P18"><text:span text:style-name="T9"><text:s/></text:span><text:span text:style-name="T1">Time schedule </text:span></text:p>
        <text:p text:style-name="P21"><text:span text:style-name="T6">Project period: <text:s text:c="4"/></text:span><text:span text:style-name="T7">01.02.-30.06.2013</text:span><text:span text:style-name="T6"> (in case of another period fill out here: </text:span><text:span text:style-name="T5">________________</text:span></text:p>
        <text:p text:style-name="P17"/>
        <text:p text:style-name="P17">Signature(s), student(s): </text:p>
        <text:p text:style-name="P17"/>
        <text:p text:style-name="P17">___________ <text:s/>________________________________ <text:s text:c="7"/>______________________________________ </text:p>
        <text:p text:style-name="P17">Date<text:tab/>Name<text:tab/><text:tab/><text:tab/>Signature</text:p>
        <text:p text:style-name="P17"/>
        <text:p text:style-name="P17">___________ <text:s/>________________________________ <text:s text:c="7"/>______________________________________ </text:p>
        <text:p text:style-name="P17">Date<text:tab/>Name<text:tab/><text:tab/><text:tab/>Signature</text:p>
        <text:p text:style-name="P17"/>
        <text:p text:style-name="P17">___________ <text:s/>________________________________ <text:s text:c="7"/>______________________________________ </text:p>
        <text:p text:style-name="P17">Date<text:tab/>Name<text:tab/><text:tab/><text:tab/>Signature</text:p>
        <text:p text:style-name="P17"/>
        <text:p text:style-name="P17">Signature, primary supervisor: </text:p>
        <text:p text:style-name="P17"/>
        <text:p text:style-name="P17">___________ <text:s/>_______________________________ <text:s text:c="6"/>_______________________________________ </text:p>
        <text:p text:style-name="P17">Date<text:tab/>Name<text:tab/><text:tab/><text:tab/>Signature</text:p>
        <text:p text:style-name="P17"/>
        <text:p text:style-name="P17">Signature, Study Board Chairman</text:p>
        <text:p text:style-name="P17"><text:line-break/>___________ <text:tab/>________________________________ <text:s text:c="2"/></text:p>
        <text:p text:style-name="P17">Date<text:tab/>Signatur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Liberation Serif" fo:font-size="12pt" fo:language="da" fo:country="DK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a" fo:country="DK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color="#003366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003366" style:font-name="Arial" fo:font-size="8pt" fo:font-weight="bold" style:font-size-asian="8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ody_20_Text_20_2" style:display-name="Body Text 2" style:family="paragraph" style:parent-style-name="Standard">
      <style:text-properties style:font-name="Arial" fo:font-size="10pt" style:font-size-asian="10pt" style:font-name-complex="Arial"/>
    </style:style>
    <style:style style:name="Default" style:family="paragraph">
      <style:paragraph-properties fo:orphans="0" fo:widows="0" style:text-autospace="none"/>
      <style:text-properties fo:color="#000000" style:font-name="Calibri" fo:font-size="12pt" fo:language="en" fo:country="US" style:font-name-asian="Times New Roman" style:font-size-asian="12pt" style:font-name-complex="Calibri" style:font-size-complex="12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da" fo:country="DK" style:font-size-asian="8pt" style:font-name-complex="Tahoma" style:font-size-complex="8pt"/>
    </style:style>
    <style:style style:name="hps" style:family="text" style:parent-style-name="Default_20_Paragraph_20_Font"/>
    <style:style style:name="Heading_20_1_20_Char" style:display-name="Heading 1 Char" style:family="text">
      <style:text-properties fo:color="#003366" style:font-name="Arial" fo:font-size="8pt" fo:font-weight="bold" style:font-size-asian="8pt" style:font-weight-asian="bold" style:font-name-complex="Arial" style:font-size-complex="12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language-asian="none" style:country-asian="none"/>
    </style:style>
    <style:style style:name="MP2" style:family="paragraph" style:parent-style-name="Heading_20_1">
      <style:text-properties fo:language="none" fo:country="none" style:language-asian="none" style:country-asian="none"/>
    </style:style>
    <style:style style:name="MP3" style:family="paragraph" style:parent-style-name="Heading_20_1">
      <style:text-properties fo:language="en" fo:country="US"/>
    </style:style>
    <style:style style:name="MP4" style:family="paragraph" style:parent-style-name="Heading_20_1">
      <style:paragraph-properties fo:text-align="end" style:justify-single-word="false"/>
      <style:text-properties fo:font-size="9pt" fo:language="en" fo:country="US" style:font-size-asian="9pt" style:font-size-complex="9pt"/>
    </style:style>
    <style:style style:name="MP5" style:family="paragraph" style:parent-style-name="Standard">
      <style:paragraph-properties fo:text-align="end" style:justify-single-word="false"/>
      <style:text-properties fo:color="#003366" style:font-name="Arial" fo:font-size="8pt" fo:language="en" fo:country="US" style:font-size-asian="8pt" style:font-name-complex="Arial"/>
    </style:style>
    <style:style style:name="MP6" style:family="paragraph" style:parent-style-name="Footer">
      <style:text-properties fo:font-size="8pt" style:font-size-asian="8pt" style:font-size-complex="8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fo:language="en" fo:country="US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08in" fo:padding-right="0.1008in" fo:padding-top="0.0508in" fo:padding-bottom="0.0508in" fo:border="none">
        <style:background-image/>
      </style:graphic-properties>
    </style:style>
    <style:style style:name="Mfr3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6693in" fo:margin-bottom="0.49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89in" fo:margin-top="0.6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772in" fo:margin-bottom="0.1382in" style:dynamic-spacing="true"/>
      </style:header-style>
      <style:footer-style>
        <style:header-footer-properties fo:min-height="0.689in" fo:margin-top="0.65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Ramme1" text:anchor-type="paragraph" svg:y="0.0008in" draw:z-index="0"><draw:text-box fo:min-height="0.0228in" fo:min-width="0in"><text:p text:style-name="Footer"><text:span text:style-name="Page_20_Number"><text:span text:style-name="MT1">Side </text:span></text:span><text:span text:style-name="Page_20_Number"><text:span text:style-name="MT1"><text:page-number text:select-page="current">2</text:page-number></text:span></text:span><text:span text:style-name="Page_20_Number"><text:span text:style-name="MT1"> af </text:span></text:span><text:span text:style-name="Page_20_Number"><text:span text:style-name="MT1"><text:page-count style:num-format="1">1</text:page-count></text:span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2" draw:name="Ramme2" text:anchor-type="char" svg:x="5.1898in" svg:y="0.0591in" svg:width="2.1835in" svg:height="1.2673in" draw:z-index="1"><draw:text-box><text:h text:style-name="MP2" text:outline-level="1"><draw:frame draw:style-name="Mfr3" draw:name="Picture 1" text:anchor-type="as-char" svg:width="1.9854in" svg:height="0.5752in" draw:z-index="2"><draw:image xlink:href="Pictures/10000000000003A2000000B4D24EE591.jpg" xlink:type="simple" xlink:show="embed" xlink:actuate="onLoad"/></draw:frame></text:h><text:h text:style-name="MP3" text:outline-level="1"/><text:h text:style-name="MP4" text:outline-level="1">School of Information &amp; Communication Technology</text:h><text:h text:style-name="MP4" text:outline-level="1">Aalborg Universitet</text:h><text:p text:style-name="MP5"/></draw:text-box></draw:frame><text:span text:style-name="MT2"><draw:frame draw:style-name="Mfr3" draw:name="Picture 1" text:anchor-type="as-char" svg:width="2.8429in" svg:height="0.5409in" draw:z-index="0"><draw:image xlink:href="Pictures/1000000000000354000000A1B3C276DA.png" xlink:type="simple" xlink:show="embed" xlink:actuate="onLoad"/></draw:frame></text:span><text:span text:style-name="MT2"><text:tab/><text:tab/></text:span></text:p>
      </style:header>
      <style:footer>
        <text:p text:style-name="MP6"><text:file-name text:display="full">/home/sabrine/speciale/SpecialekontraktF13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dsæt navn, adresse mv</dc:title>
    <meta:initial-creator>KOM-IES</meta:initial-creator>
    <meta:creation-date>2013-02-11T10:30:00</meta:creation-date>
    <dc:creator>Sabrine </dc:creator>
    <dc:date>2013-02-25T10:10:20</dc:date>
    <meta:print-date>2011-06-28T13:35:00</meta:print-date>
    <meta:editing-cycles>5</meta:editing-cycles>
    <meta:editing-duration>PT7M</meta:editing-duration>
    <meta:generator>LibreOffice/3.6$Linux_X86_64 LibreOffice_project/360m1$Build-2</meta:generator>
    <meta:document-statistic meta:table-count="0" meta:image-count="2" meta:object-count="0" meta:page-count="1" meta:paragraph-count="35" meta:word-count="141" meta:character-count="1614" meta:non-whitespace-character-count="1408"/>
    <meta:user-defined meta:name="Info 1"/>
    <meta:user-defined meta:name="Info 2"/>
    <meta:user-defined meta:name="Info 3"/>
    <meta:user-defined meta:name="Info 4"/>
  </office:meta>
</office:document-meta>
</file>